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aco, Consolas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87db"/>
    </style:style>
    <style:style style:name="T1" style:family="text">
      <style:text-properties fo:font-variant="normal" fo:text-transform="none" fo:color="#222222" style:font-name="DejaVu Sans Mono" fo:font-size="9.75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stackoverflow.com/questions/4564972/i-need-a-sunrise-sunset-webservice-api" text:style-name="Internet_20_link" text:visited-style-name="Visited_20_Internet_20_Link">https://stackoverflow.com/questions/4564972/i-need-a-sunrise-sunset-webservice-api</text:a><text:line-break/></text:p>
      <text:p text:style-name="P2"><text:span text:style-name="T1"/></text:p>
      <text:p text:style-name="P2"><text:span text:style-name="T1"/></text:p>
      <text:p text:style-name="P2"><text:span text:style-name="T1">#include &lt;Sunrise.h&gt;</text:span><text:line-break/><text:line-break/><text:span text:style-name="T1">// create a Sunrise object</text:span><text:line-break/><text:span text:style-name="T1">char s[64];</text:span><text:line-break/><text:span text:style-name="T1">Sunrise Cuenca(40.06,-2.13,1);//Lisbon, Portugal, Europe - Latitude/Longitude and Timezone   38.79/-9.12, 0</text:span><text:line-break/><text:line-break/><text:span text:style-name="T1">void setup(){</text:span><text:line-break/><text:span text:style-name="T2">  </text:span><text:span text:style-name="T1">Serial.begin(9600);</text:span><text:line-break/><text:span text:style-name="T2">  </text:span><text:span text:style-name="T1">Cuenca.Astronomical(); //Actual, Civil, Nautical, Astronomical</text:span><text:line-break/><text:span text:style-name="T2">  </text:span><text:span text:style-name="T1">byte h,m;</text:span><text:line-break/><text:span text:style-name="T2">  </text:span><text:span text:style-name="T1">int t;</text:span><text:line-break/><text:span text:style-name="T2">  </text:span><text:span text:style-name="T1">t = Cuenca.Rise(9,28);</text:span><text:line-break/><text:span text:style-name="T2">  </text:span><text:span text:style-name="T1">if ( t&gt;=0 ) {</text:span><text:line-break/><text:span text:style-name="T2">    </text:span><text:span text:style-name="T1">h = Cuenca.Hour();</text:span><text:line-break/><text:span text:style-name="T2">    </text:span><text:span text:style-name="T1">m = Cuenca.Minute();</text:span><text:line-break/><text:span text:style-name="T2">    </text:span><text:span text:style-name="T1">sprintf(s,"Salida: %02d:%02d", h, m);</text:span><text:line-break/><text:span text:style-name="T2">    </text:span><text:span text:style-name="T1">Serial.println(s);</text:span><text:line-break/><text:span text:style-name="T2">  </text:span><text:span text:style-name="T1">}</text:span><text:line-break/><text:span text:style-name="T2">  </text:span><text:span text:style-name="T1">t = Cuenca.Set(9,28);</text:span><text:line-break/><text:span text:style-name="T2">  </text:span><text:span text:style-name="T1">if ( t&gt;=0 ) {</text:span><text:line-break/><text:span text:style-name="T2">    </text:span><text:span text:style-name="T1">h = Cuenca.Hour();</text:span><text:line-break/><text:span text:style-name="T2">    </text:span><text:span text:style-name="T1">m = Cuenca.Minute();</text:span><text:line-break/><text:span text:style-name="T2">    </text:span><text:span text:style-name="T1">sprintf(s,"Puesta: %02d:%02d", h, m);</text:span><text:line-break/><text:span text:style-name="T2">    </text:span><text:span text:style-name="T1">Serial.println(s);</text:span><text:line-break/><text:span text:style-name="T2">  </text:span><text:span text:style-name="T1">}</text:span><text:line-break/><text:span text:style-name="T1">}</text:span><text:line-break/><text:line-break/><text:span text:style-name="T1">void loop(){</text:span><text:line-break/><text:span text:style-name="T1">}</text:span></text:p>
      <text:p text:style-name="P1"><text:span text:style-name="T1">#include &lt;Dusk2Dawn.h&gt;<text:line-break/><text:line-break/><text:line-break/>void setup() {<text:line-break/>  Serial.begin (9600);<text:line-break/><text:line-break/>  Dusk2Dawn comodoroRivadavia(-45.866667, -67.5, -3);<text:line-break/><text:line-break/><text:line-break/>  /*  Available methods are sunrise() and sunset(). Arguments are year, month,<text:line-break/>   *  day, and if Daylight Saving Time is in effect.<text:line-break/>   */<text:line-break/>  int crvSunrise  = comodoroRivadavia.sunrise(2018, 11, 27, false);<text:line-break/>  int crvSunset   = comodoroRivadavia.sunset( 2018, 11, 27, false);<text:line-break/><text:line-break/><text:line-break/><text:line-break/>  /*  Time is returned in minutes elapsed since midnight. If no sunrises or<text:line-break/>   *  sunsets are expected, a "-1" is returned.<text:line-break/>   */<text:line-break/>  Serial.println(crvSunrise);  // 418<text:line-break/>  Serial.println(crvSunset);   // 1004<text:line-break/>  <text:line-break/><text:line-break/>  /*  A static method converts the returned time to a 24-hour clock format.<text:line-break/></text:span><text:soft-page-break/><text:span text:style-name="T1">   *  Arguments are a character array and time in minutes.<text:line-break/>   */<text:line-break/>  char time[6];<text:line-break/>  Dusk2Dawn::min2str(time, crvSunrise);<text:line-break/>  Serial.println(time); // 06:58<text:line-break/><text:line-break/><text:line-break/> /*  Alternatively, the array could be initialized with a dummy. This may be<text:line-break/>  *  easier to remember.<text:line-break/>  */<text:line-break/>  char time2[] = "00:00";<text:line-break/>  Dusk2Dawn::min2str(time2, crvSunset);<text:line-break/>  Serial.println(time2); // 16:53<text:line-break/>}<text:line-break/><text:line-break/><text:line-break/>void loop() {<text:line-break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aco, Consolas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2:14:59.165608805</meta:creation-date>
    <meta:print-date>2019-06-21T12:15:13.103006294</meta:print-date>
    <dc:date>2019-06-28T13:28:48.417135161</dc:date>
    <meta:editing-duration>P1DT19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" meta:word-count="215" meta:character-count="1773" meta:non-whitespace-character-count="1420"/>
  </office:meta>
</office:document-meta>
</file>